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CEE19A6095799E9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tarSymbol" svg:font-family="StarSymbol,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2.409cm" fo:margin-left="1.365cm" table:align="left" style:writing-mode="lr-tb"/>
    </style:style>
    <style:style style:name="Tabla1.A" style:family="table-column">
      <style:table-column-properties style:column-width="12.409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P1" style:family="paragraph" style:parent-style-name="Header">
      <style:text-properties officeooo:paragraph-rsid="000504ee"/>
    </style:style>
    <style:style style:name="P2" style:family="paragraph" style:parent-style-name="Table_20_Contents">
      <style:paragraph-properties style:snap-to-layout-grid="false"/>
      <style:text-properties officeooo:paragraph-rsid="000504ee"/>
    </style:style>
    <style:style style:name="P3" style:family="paragraph" style:parent-style-name="Table_20_Contents">
      <style:paragraph-properties fo:line-height="100%" fo:text-align="center" style:justify-single-word="false" style:snap-to-layout-grid="false"/>
      <style:text-properties style:font-name="Arial" fo:font-size="10pt" fo:font-weight="bold" officeooo:paragraph-rsid="000504ee" style:font-size-asian="10pt" style:font-weight-asian="bold" style:font-name-complex="Arial" style:font-size-complex="10pt" style:font-weight-complex="bold"/>
    </style:style>
    <style:style style:name="P4" style:family="paragraph" style:parent-style-name="Table_20_Contents">
      <style:paragraph-properties fo:text-align="center" style:justify-single-word="false"/>
      <style:text-properties style:font-name="Arial" fo:font-size="16pt" fo:font-weight="bold" officeooo:paragraph-rsid="000504ee" style:font-size-asian="16pt" style:font-weight-asian="bold" style:font-name-complex="Arial" style:font-size-complex="16pt" style:font-weight-complex="bold"/>
    </style:style>
    <style:style style:name="P5" style:family="paragraph" style:parent-style-name="Table_20_Contents">
      <style:paragraph-properties fo:text-align="center" style:justify-single-word="false"/>
      <style:text-properties style:font-name="Arial" fo:font-size="16pt" fo:font-weight="bold" officeooo:rsid="000504ee" officeooo:paragraph-rsid="000504ee" style:font-size-asian="16pt" style:font-weight-asian="bold" style:font-name-complex="Arial" style:font-size-complex="16pt" style:font-weight-complex="bold"/>
    </style:style>
    <style:style style:name="P6" style:family="paragraph" style:parent-style-name="Table_20_Contents">
      <style:paragraph-properties fo:line-height="100%" fo:text-align="center" style:justify-single-word="false"/>
      <style:text-properties officeooo:paragraph-rsid="000504ee"/>
    </style:style>
    <style:style style:name="P7" style:family="paragraph" style:parent-style-name="Standard">
      <style:text-properties officeooo:paragraph-rsid="000504e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paragraph-rsid="000504ee" style:font-weight-asian="bold" style:font-name-complex="Arial"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name-complex="Arial" style:font-weight-complex="bold"/>
    </style:style>
    <style:style style:name="P11" style:family="paragraph" style:parent-style-name="Standard">
      <style:text-properties fo:language="es" fo:country="ES"/>
    </style:style>
    <style:style style:name="P12" style:family="paragraph" style:parent-style-name="Standard">
      <style:text-properties fo:language="es" fo:country="ES" fo:font-style="italic" style:font-style-asian="italic" style:font-style-complex="italic"/>
    </style:style>
    <style:style style:name="P13" style:family="paragraph" style:parent-style-name="Standard">
      <style:text-properties fo:language="es" fo:country="ES" style:font-name-complex="Arial"/>
    </style:style>
    <style:style style:name="P14" style:family="paragraph" style:parent-style-name="Standard">
      <style:text-properties fo:language="es" fo:country="ES" style:font-name-complex="Arial" style:font-weight-complex="bold"/>
    </style:style>
    <style:style style:name="P15" style:family="paragraph" style:parent-style-name="Standard">
      <style:text-properties style:font-weight-complex="bold"/>
    </style:style>
    <style:style style:name="P16" style:family="paragraph" style:parent-style-name="Standard">
      <style:text-properties style:font-name-complex="Arial"/>
    </style:style>
    <style:style style:name="P17" style:family="paragraph" style:parent-style-name="Standard">
      <style:paragraph-properties fo:break-before="page"/>
    </style:style>
    <style:style style:name="P18" style:family="paragraph" style:parent-style-name="Standard">
      <style:paragraph-properties fo:line-height="200%" fo:break-before="page"/>
      <style:text-properties fo:font-style="italic" style:text-underline-style="solid" style:text-underline-width="auto" style:text-underline-color="font-color" fo:font-weight="bold" style:font-style-asian="italic" style:font-weight-asian="bold"/>
    </style:style>
    <style:style style:name="P19" style:family="paragraph" style:parent-style-name="Standard">
      <style:paragraph-properties fo:break-before="page"/>
      <style:text-properties style:font-weight-complex="bold"/>
    </style:style>
    <style:style style:name="P20" style:family="paragraph" style:parent-style-name="Contents_20_4">
      <style:paragraph-properties>
        <style:tab-stops>
          <style:tab-stop style:position="15cm" style:type="right" style:leader-style="dotted" style:leader-text="."/>
        </style:tab-stops>
      </style:paragraph-properties>
    </style:style>
    <style:style style:name="P21" style:family="paragraph" style:parent-style-name="Contents_20_2">
      <style:paragraph-properties>
        <style:tab-stops>
          <style:tab-stop style:position="15cm" style:type="right" style:leader-style="dotted" style:leader-text="."/>
        </style:tab-stops>
      </style:paragraph-properties>
    </style:style>
    <style:style style:name="P22" style:family="paragraph" style:parent-style-name="Standard">
      <style:paragraph-properties fo:margin-left="0cm" fo:margin-right="0cm" fo:text-indent="1.249cm" style:auto-text-indent="false"/>
    </style:style>
    <style:style style:name="P23" style:family="paragraph" style:parent-style-name="Standard">
      <style:paragraph-properties fo:margin-left="1.249cm" fo:margin-right="0cm" fo:text-indent="0cm" style:auto-text-indent="false"/>
    </style:style>
    <style:style style:name="P24" style:family="paragraph" style:parent-style-name="Standard">
      <style:paragraph-properties fo:margin-left="1.249cm" fo:margin-right="0cm" fo:text-indent="0cm" style:auto-text-indent="false"/>
      <style:text-properties style:font-name-complex="Arial"/>
    </style:style>
    <style:style style:name="P25" style:family="paragraph" style:parent-style-name="Contents_20_3">
      <style:paragraph-properties>
        <style:tab-stops>
          <style:tab-stop style:position="15cm" style:type="right" style:leader-style="dotted" style:leader-text="."/>
        </style:tab-stops>
      </style:paragraph-properties>
    </style:style>
    <style:style style:name="P26" style:family="paragraph" style:parent-style-name="Heading_20_2">
      <style:paragraph-properties fo:break-before="page"/>
    </style:style>
    <style:style style:name="P27" style:family="paragraph" style:parent-style-name="Footer">
      <style:paragraph-properties fo:margin-left="0cm" fo:margin-right="0.635cm" fo:text-indent="0cm" style:auto-text-indent="false"/>
      <style:text-properties fo:font-size="10pt" fo:font-style="italic" style:font-size-asian="10pt" style:font-style-asian="italic" style:font-size-complex="10pt" style:font-style-complex="italic"/>
    </style:style>
    <style:style style:name="P28" style:family="paragraph" style:parent-style-name="Header">
      <style:paragraph-properties fo:text-align="end" style:justify-single-word="false"/>
      <style:text-properties fo:font-size="10pt" fo:font-style="italic" officeooo:paragraph-rsid="000504ee"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4pt" fo:font-weight="bold" officeooo:paragraph-rsid="000504ee" style:font-size-asian="14pt" style:font-weight-asian="bold" style:font-name-complex="Arial" style:font-weight-complex="bold"/>
    </style:style>
    <style:style style:name="P30" style:family="paragraph" style:parent-style-name="Standard" style:list-style-name="WW8Num47">
      <style:text-properties fo:language="es" fo:country="ES"/>
    </style:style>
    <style:style style:name="P31" style:family="paragraph" style:parent-style-name="Standard" style:list-style-name="WW8Num17">
      <style:paragraph-properties>
        <style:tab-stops>
          <style:tab-stop style:position="1.27cm"/>
        </style:tab-stops>
      </style:paragraph-properties>
      <style:text-properties style:font-name-complex="Arial"/>
    </style:style>
    <style:style style:name="P32" style:family="paragraph" style:parent-style-name="Standard" style:list-style-name="WW8Num18">
      <style:paragraph-properties fo:line-height="100%">
        <style:tab-stops>
          <style:tab-stop style:position="1.27cm"/>
        </style:tab-stops>
      </style:paragraph-properties>
    </style:style>
    <style:style style:name="P33" style:family="paragraph" style:parent-style-name="Standard" style:list-style-name="WW8Num13">
      <style:paragraph-properties fo:line-height="100%">
        <style:tab-stops>
          <style:tab-stop style:position="1.27cm"/>
        </style:tab-stops>
      </style:paragraph-properties>
    </style:style>
    <style:style style:name="P34" style:family="paragraph" style:parent-style-name="Standard" style:list-style-name="WW8Num17">
      <style:paragraph-properties>
        <style:tab-stops>
          <style:tab-stop style:position="1.27cm"/>
        </style:tab-stops>
      </style:paragraph-properties>
    </style:style>
    <style:style style:name="P35" style:family="paragraph" style:parent-style-name="Standard" style:master-page-name="Standard">
      <style:paragraph-properties fo:text-align="center" style:justify-single-word="false" style:page-number="auto"/>
      <style:text-properties fo:font-size="14pt" fo:font-weight="bold" style:font-size-asian="14pt" style:font-weight-asian="bold" style:font-name-complex="Arial" style:font-size-complex="16pt" style:font-weight-complex="bold"/>
    </style:style>
    <style:style style:name="P36" style:family="paragraph" style:parent-style-name="Standard" style:list-style-name="WW8Num13">
      <style:paragraph-properties fo:margin-top="0cm" fo:margin-bottom="0.212cm" loext:contextual-spacing="false" fo:line-height="100%" style:text-autospace="none">
        <style:tab-stops>
          <style:tab-stop style:position="1.27cm"/>
        </style:tab-stops>
      </style:paragraph-properties>
    </style:style>
    <style:style style:name="P37" style:family="paragraph" style:parent-style-name="Heading_20_1">
      <style:paragraph-properties fo:line-height="200%"/>
      <style:text-properties fo:font-size="12pt" fo:font-weight="normal" style:font-size-asian="12pt" style:font-weight-asian="normal" style:font-size-complex="12pt"/>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officeooo:rsid="000504ee" style:font-size-asian="10pt" style:font-name-complex="Arial" style:font-size-complex="10pt"/>
    </style:style>
    <style:style style:name="T4" style:family="text">
      <style:text-properties style:font-name="Arial" fo:font-size="10pt" officeooo:rsid="00171eec" style:font-size-asian="10pt" style:font-name-complex="Arial" style:font-size-complex="10pt"/>
    </style:style>
    <style:style style:name="T5" style:family="text">
      <style:text-properties style:font-name="Arial" fo:font-size="10pt" officeooo:rsid="00091b13" style:font-size-asian="10pt" style:font-name-complex="Arial" style:font-size-complex="10pt"/>
    </style:style>
    <style:style style:name="T6" style:family="text">
      <style:text-properties style:font-name="Arial" fo:font-size="10pt" fo:font-weight="normal" officeooo:rsid="000504ee" style:font-size-asian="10pt" style:font-weight-asian="normal" style:font-name-complex="Arial" style:font-size-complex="10pt" style:font-weight-complex="normal"/>
    </style:style>
    <style:style style:name="T7" style:family="text">
      <style:text-properties fo:font-weight="bold" style:font-weight-asian="bold"/>
    </style:style>
    <style:style style:name="T8" style:family="text">
      <style:text-properties style:font-name-complex="Ari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font-style-asian="italic"/>
    </style:style>
    <style:style style:name="T12" style:family="text">
      <style:text-properties style:text-underline-style="solid" style:text-underline-width="auto" style:text-underline-color="font-color"/>
    </style:style>
    <style:style style:name="T13" style:family="text">
      <style:text-properties fo:language="es" fo:country="ES"/>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font-style-asian="italic" style:font-name-complex="Arial"/>
    </style:style>
    <style:style style:name="T16" style:family="text">
      <style:text-properties fo:language="es" fo:country="ES" fo:font-weight="bold" style:font-weight-asian="bold" style:font-name-complex="Arial" style:font-weight-complex="bold"/>
    </style:style>
    <style:style style:name="T17" style:family="text">
      <style:text-properties fo:language="es" fo:country="ES" style:font-name-complex="Arial"/>
    </style:style>
    <style:style style:name="T18" style:family="text">
      <style:text-properties fo:language="es" fo:country="ES" style:font-name-complex="Arial" style:font-weight-complex="bold"/>
    </style:style>
    <style:style style:name="T19" style:family="text">
      <style:text-properties officeooo:rsid="000504ee"/>
    </style:style>
    <style:style style:name="T20" style:family="text">
      <style:text-properties officeooo:rsid="00534151"/>
    </style:style>
    <style:style style:name="T21" style:family="text">
      <style:text-properties officeooo:rsid="000623b0"/>
    </style:style>
    <style:style style:name="T22" style:family="text">
      <style:text-properties officeooo:rsid="00091b13"/>
    </style:style>
    <style:style style:name="T23" style:family="text">
      <style:text-properties officeooo:rsid="000a0377"/>
    </style:style>
    <style:style style:name="T2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0"/>
      <text:p text:style-name="P10"/>
      <text:p text:style-name="P9"><text:line-break/></text:p>
      <text:p text:style-name="P7"/>
      <table:table table:name="Tabla1" table:style-name="Tabla1">
        <table:table-column table:style-name="Tabla1.A"/>
        <table:table-row table:style-name="Tabla1.1">
          <table:table-cell table:style-name="Tabla1.A1" office:value-type="string">
            <text:p text:style-name="P4">PROGRAMACIÓN DIDÁCTICA</text:p>
            <text:p text:style-name="P5">Integración</text:p>
            <text:p text:style-name="P4"/>
            <text:p text:style-name="P4">Ciclo formativo</text:p>
            <text:p text:style-name="P4">Sistemas Microinformáticos y Redes</text:p>
            <text:p text:style-name="P4"/>
            <text:p text:style-name="P4">Curso:</text:p>
            <text:p text:style-name="P4">201<text:span text:style-name="T22">7</text:span>-1<text:span text:style-name="T22">8</text:span></text:p>
            <text:p text:style-name="P4"/>
            <text:p text:style-name="P4">Profesor:</text:p>
            <text:p text:style-name="P4">Iván Chillón García</text:p>
          </table:table-cell>
        </table:table-row>
      </table:table>
      <text:p text:style-name="P29"/>
      <text:p text:style-name="P18">Índice</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20457_1531218039" text:style-name="Index_20_Link" text:visited-style-name="Index_20_Link">Introducción<text:tab/>3</text:a></text:p>
          <text:p text:style-name="P21"><text:a xlink:type="simple" xlink:href="#__RefHeading___Toc20459_1531218039" text:style-name="Index_20_Link" text:visited-style-name="Index_20_Link">Capacidades Terminales<text:tab/>4</text:a></text:p>
          <text:p text:style-name="P21"><text:a xlink:type="simple" xlink:href="#__RefHeading___Toc20461_1531218039" text:style-name="Index_20_Link" text:visited-style-name="Index_20_Link">Metodología<text:tab/>5</text:a></text:p>
          <text:p text:style-name="P21"><text:a xlink:type="simple" xlink:href="#__RefHeading___Toc20463_1531218039" text:style-name="Index_20_Link" text:visited-style-name="Index_20_Link">Proyectos<text:tab/>8</text:a></text:p>
          <text:p text:style-name="P25"><text:a xlink:type="simple" xlink:href="#__RefHeading___Toc20475_1531218039" text:style-name="Index_20_Link" text:visited-style-name="Index_20_Link">Proyecto Nº 1:</text:a><text:a xlink:type="simple" xlink:href="#__RefHeading___Toc20475_1531218039" text:style-name="Index_20_Link" text:visited-style-name="Index_20_Link"> </text:a><text:a xlink:type="simple" xlink:href="#__RefHeading___Toc20475_1531218039" text:style-name="Index_20_Link" text:visited-style-name="Index_20_Link">Diseño de una Red de Área Local</text:a><text:a xlink:type="simple" xlink:href="#__RefHeading___Toc20475_1531218039" text:style-name="Index_20_Link" text:visited-style-name="Index_20_Link"><text:tab/>8</text:a></text:p>
          <text:p text:style-name="P20"><text:a xlink:type="simple" xlink:href="#__RefHeading___Toc20477_1531218039" text:style-name="Index_20_Link" text:visited-style-name="Index_20_Link">Descripción:<text:tab/>8</text:a></text:p>
          <text:p text:style-name="P20"><text:a xlink:type="simple" xlink:href="#__RefHeading___Toc20479_1531218039" text:style-name="Index_20_Link" text:visited-style-name="Index_20_Link">CONTENIDOS CONCEPTUALES<text:tab/>8</text:a></text:p>
          <text:p text:style-name="P20"><text:a xlink:type="simple" xlink:href="#__RefHeading___Toc20481_1531218039" text:style-name="Index_20_Link" text:visited-style-name="Index_20_Link">CONTENIDOS PROCEDIMENTALES<text:tab/>9</text:a></text:p>
          <text:p text:style-name="P20"><text:a xlink:type="simple" xlink:href="#__RefHeading___Toc20483_1531218039" text:style-name="Index_20_Link" text:visited-style-name="Index_20_Link">ACTIVIDADES DE ENSEÑANZA-APRENDIZAJE<text:tab/>9</text:a></text:p>
          <text:p text:style-name="P20"><text:a xlink:type="simple" xlink:href="#__RefHeading___Toc20465_1531218039" text:style-name="Index_20_Link" text:visited-style-name="Index_20_Link">Contenidos Actitudinales<text:tab/>9</text:a></text:p>
          <text:p text:style-name="P25"><text:a xlink:type="simple" xlink:href="#__RefHeading___Toc20485_1531218039" text:style-name="Index_20_Link" text:visited-style-name="Index_20_Link">PROYECTO Nº2 (proyecto adicional en caso de tener tiempo)<text:tab/>10</text:a></text:p>
          <text:p text:style-name="P20"><text:a xlink:type="simple" xlink:href="#__RefHeading___Toc20487_1531218039" text:style-name="Index_20_Link" text:visited-style-name="Index_20_Link">CONTENIDOS CONCEPTUALES<text:tab/>10</text:a></text:p>
          <text:p text:style-name="P20"><text:a xlink:type="simple" xlink:href="#__RefHeading___Toc20467_1531218039" text:style-name="Index_20_Link" text:visited-style-name="Index_20_Link">Contenidos Actitudinales<text:tab/>10</text:a></text:p>
          <text:p text:style-name="P20"><text:a xlink:type="simple" xlink:href="#__RefHeading___Toc20489_1531218039" text:style-name="Index_20_Link" text:visited-style-name="Index_20_Link">ACTIVIDADES DE ENSEÑANZA-APRENDIZAJE<text:tab/>11</text:a></text:p>
          <text:p text:style-name="P21"><text:a xlink:type="simple" xlink:href="#__RefHeading___Toc20469_1531218039" text:style-name="Index_20_Link" text:visited-style-name="Index_20_Link">Procedimientos de evaluación y criterios de calificación<text:tab/>12</text:a></text:p>
          <text:p text:style-name="P21"><text:a xlink:type="simple" xlink:href="#__RefHeading___Toc20471_1531218039" text:style-name="Index_20_Link" text:visited-style-name="Index_20_Link">Actividades de Refuerzo y Ampliación<text:tab/>13</text:a></text:p>
          <text:p text:style-name="P21"><text:a xlink:type="simple" xlink:href="#__RefHeading___Toc20473_1531218039" text:style-name="Index_20_Link" text:visited-style-name="Index_20_Link">Materiales y Recursos<text:tab/>14</text:a></text:p>
        </text:index-body>
      </text:table-of-content>
      <text:h text:style-name="P37" text:outline-level="1"/>
      <text:h text:style-name="P26" text:outline-level="2"><text:bookmark-start text:name="__RefHeading___Toc20457_1531218039"/>Introducción<text:bookmark-end text:name="__RefHeading___Toc20457_1531218039"/></text:h>
      <text:p text:style-name="Standard"><text:span text:style-name="T13">El Decreto 97/2006 de 11 de Julio de la Consejería de Educación, Cultura y Deportes de Canarias por el que se establece el Currículo del Ciclo Formativo de Grado Medio correspondiente al Título de Técnico en Explotación de Sistemas Informáticos, establece las enseñanzas mínimas, establece que la principal finalidad es la de “</text:span><text:span text:style-name="T14">integrar los contenidos científicos, tecnológicos y organizativos del ciclo formativo, para posibilitar la adquisición por el alumnado de una visión global y coordinada de los procesos productivos y de creación de servicios a los que está vinculada la competencia profesional del título</text:span><text:span text:style-name="T13">”. </text:span></text:p>
      <text:p text:style-name="P11">Este módulo se constituye en un instrumento metodológico alternativo con los siguientes objetivos:</text:p>
      <text:p text:style-name="P12">- Potenciar la capacidad de los alumnos para trabajar en equipo.</text:p>
      <text:p text:style-name="P12">- Desarrollar su capacidad de autoaprendizaje.</text:p>
      <text:p text:style-name="P12">- Reforzar las capacidades actitudinales más directamente vinculadas al perfil profesional del título.</text:p>
      <text:p text:style-name="P12">- Favorecer la integración de la teoría y la práctica.</text:p>
      <text:p text:style-name="P12">- Vincular la formación en centro educativo con la formación práctica en centros de trabajo.</text:p>
      <text:p text:style-name="P12">- Desarrollar la polivalencia que precisan la evolución de la competencia y los cambios del entorno profesional. </text:p>
      <text:p text:style-name="P12">- Desarrollar la capacidad de adaptación a las disponibilidades y necesidades del entorno socioproductivo.</text:p>
      <text:p text:style-name="P12">- Desarrollar la iniciativa y autonomía personales para emprender individual y colectivamente tareas y proyectos de inserción profesional.</text:p>
      <text:p text:style-name="P12">- Desarrollar el autoconcepto y la autoestima del alumno para una mejor valoración de sí mismo y de sus capacidades personales y profesionales.</text:p>
      <text:p text:style-name="P12"/>
      <text:p text:style-name="P11">El proyecto curricular de ciclo formativo va a ser una referencia para esta programación didáctica ya que es en éste donde se contextualiza las <text:soft-page-break/>propuestas de atención a la diversidad y la transversalidad, así como los objetivos generales y las capacidades actitudinales comunes.</text:p>
      <text:p text:style-name="Standard">En el proyecto curricular de ciclo formativo se ha determinado:</text:p>
      <text:p text:style-name="Standard"><text:span text:style-name="T12">Duración total del módulo</text:span>: la carga horaria total del módulo profesional de ITG será de 60 horas.</text:p>
      <text:p text:style-name="P15"><text:span text:style-name="T12">Distribución semanal horaria</text:span>: este módulo profesional se desarrollará íntegramente antes de que el alumnado realice la FCT, justo <text:span text:style-name="T21">tres</text:span> semanas antes de la segunda evaluación.</text:p>
      <text:p text:style-name="Standard">La presente programación se va a desarrollar en el turno de mañana.</text:p>
      <text:h text:style-name="Heading_20_2" text:outline-level="2"><text:bookmark-start text:name="__RefHeading___Toc20459_1531218039"/>Capacidades Terminales<text:bookmark-end text:name="__RefHeading___Toc20459_1531218039"/></text:h>
      <text:p text:style-name="P16">Atendiendo al currículo establecido para este módulo, las capacidades terminales son las siguientes:</text:p>
      <text:list xml:id="list1678056513" text:style-name="WW8Num47">
        <text:list-item>
          <text:p text:style-name="P30">Integrar, en las actividades de tipo profesional que se realicen o se desarrollen, los conoci­mientos científicos, tecnológicos y organizativos, teóricos y prácticos, adquiridos. </text:p>
        </text:list-item>
        <text:list-item>
          <text:p text:style-name="P30">Poseer una visión global y coordinada de los procesos de creación de servicios a los que está vinculada la competencia profesional del título.</text:p>
        </text:list-item>
        <text:list-item>
          <text:p text:style-name="P30">Aprender por sí mismo y adecuar, con iniciativa y autonomía, la cualificación que en cada momento le demande la evolución de la competencia profesional.</text:p>
        </text:list-item>
        <text:list-item>
          <text:p text:style-name="P30">Cooperar en tareas a realizar conjuntamente y participar de manera coordinada en equipos de trabajo para conseguir un objetivo propuesto.</text:p>
        </text:list-item>
        <text:list-item>
          <text:p text:style-name="P30">Actuar con creatividad, espíritu crítico y capacidad de innovación en los procesos y activida­des relacionados con la competencia profesional del título. </text:p>
        </text:list-item>
        <text:list-item>
          <text:p text:style-name="P30">Adaptar la formación adquirida a las disponibilidades y necesidades del entorno sociopro­ductivo y desarrollar la polivalencia funcional y técnica que precisan la evolución de la competencia y los cambios del entorno profesional.</text:p>
        </text:list-item>
        <text:list-item>
          <text:p text:style-name="P30"><text:soft-page-break/>Consolidar las actitudes vinculadas a las capacidades profesionales de organización del trabajo, de respuesta a las contingencias, de cooperación y relación con el entorno y de responsabilidad y autonomía.</text:p>
        </text:list-item>
        <text:list-item>
          <text:p text:style-name="P30">Realizar una serie de acciones de contenido politécnico y/o polifuncional, de forma autónoma o subordinada, vinculadas a los procesos y las técnicas relativas a la profesión, utilizando los instrumentos propios de la misma, en las condiciones de seguridad y calidad requeridas y de acuerdo con directrices y métodos establecidos, demostrando una visión de conjunto de los procesos de creación de servicios en cuyo marco se desarrollan tales acciones.</text:p>
        </text:list-item>
        <text:list-item>
          <text:p text:style-name="P30">Adaptar la formación adquirida a nuevas situaciones que se generen como consecuencia de los cambios producidos en las actividades, instrumentos y técnicas inherentes a la compe­tencia profesional del título.</text:p>
        </text:list-item>
        <text:list-item>
          <text:p text:style-name="P30">Desarrollar la autoestima y la iniciativa personal, considerando la posibilidad de emprender, individual o colectivamente, proyectos de autoempleo como vía factible de inserción profesional.</text:p>
        </text:list-item>
      </text:list>
      <text:h text:style-name="Heading_20_2" text:outline-level="2"><text:bookmark-start text:name="__RefHeading___Toc20461_1531218039"/>Metodología<text:bookmark-end text:name="__RefHeading___Toc20461_1531218039"/></text:h>
      <text:p text:style-name="P22">Se seguirá una metodología activa, que asegure la participación e integración del alumnado en el proceso de enseñanza aprendizaje, de <text:bookmark text:name="BM_1_"/>forma que desarrolle su capacidad de autonomía y responsabilidad personal, de creciente importancia en el mundo profesional.</text:p>
      <text:p text:style-name="Standard"><text:tab/>Se fomenta que el alumno participe con propuestas en el desarrollo de la actividad programada para trabajar los distintos contenidos que deben ser desarrollados.</text:p>
      <text:p text:style-name="Standard"><text:tab/>De esta forma se contribuye a que cuando se integren profesionalmente, sepan intervenir activamente en procesos de decisión compartida de forma positiva y creativa, desarrollando su espíritu crítico constructivo y aportando soluciones.</text:p>
      <text:p text:style-name="Standard"><text:tab/>Este módulo es básicamente procedimental, se basa en el <text:span text:style-name="T7">“saber hacer”</text:span> y en el <text:span text:style-name="T7">“saber estar”</text:span>; se desarrollarán los contenidos a través de una <text:soft-page-break/>actividad globalizadora e integradora; donde el alumno pone en práctica los contenidos adquiridos en los demás módulos.</text:p>
      <text:p text:style-name="Standard"><text:tab/>No sólo se consolidarán las capacidades de otros módulos, sino que se refuerzan las actitudes comunes del perfil del título, y se vinculan con la F.C.T.</text:p>
      <text:p text:style-name="Standard"><text:tab/>Partiendo pues, de estas observaciones de métodos activos, es posible en ciertos momentos que se requiera utilizar la metodología tradicional, como complemento para lograr una mayor eficacia, dado que no hay un método de <text:s/>enseñanza quimicamente puro.</text:p>
      <text:p text:style-name="Standard"><text:tab/>Es importante en este módulo crear un clima de aceptación mutua y cooperación que favorezca las relaciones personales, la coordinación de intereses y la superación de cualquier tipo de discriminación.</text:p>
      <text:p text:style-name="Standard"><text:tab/>En cuanto al espacio físico, una reflexión importante es que éste se amplie más allá de las paredes del aula; convirtiéndose en un espacio común accesible para toda la comunidad educativa que permitan y promuevan la educación.</text:p>
      <text:p text:style-name="Standard"><text:tab/>Es importante contribuir entre todos a que el espacio permanezca limpio, poco ruidos y bien señalizado.</text:p>
      <text:p text:style-name="Standard"><text:tab/>La organización del tiempo debe ser flexible y estar en función de las intenciones educativas y del mejor aprovechamiento de los recursos humanos y materiales. Así, el horario convencional del centro educativo no debe ser obstáculo para el desarrollo de la propuesta educativa, que requiere una secuencia temporal distinta. </text:p>
      <text:p text:style-name="P22">Teniendo en cuenta las pautas anteriores, se seguirá una <text:span text:style-name="T7">metodología por proyectos.</text:span> Para ello, el profesor propondrá una batería de proyectos, aunque el alumnado podrá proponer, en la <text:span text:style-name="T11">fase de análisis</text:span>, otros o modificar los propuestos, de acuerdo a sus intereses, siempre con el visto bueno del profesor.</text:p>
      <text:p text:style-name="P22">En principio los proyectos se elaborarán de forma individual o por parejas, sólo en aquellos proyectos de mayor envergadura se permitirán grupos de tres alumnos.</text:p>
      <text:p text:style-name="P22"><text:soft-page-break/>Para la elaboración de los proyectos el alumnado seguirá las fases dictadas por el profesor, que básicamente serán las de análisis, diseño, implementación y prueba y mantenimiento.</text:p>
      <text:p text:style-name="P22">Se elaborarán documentos o memorias intermedias y al final se elaborará un documento final o memoria final, junto con una pequeña presentación en clase.</text:p>
      <text:p text:style-name="P22">En el caso que se termine antes de tiempo el proyecto en el que se está trabajando, el profesor podrá ampliar dicho proyecto o proponer otro adicional, hasta terminar con las horas lectivas propuestas (actividades de ampliación). </text:p>
      <text:p text:style-name="P17"/>
      <text:h text:style-name="Heading_20_2" text:outline-level="2"><text:bookmark-start text:name="__RefHeading___Toc20463_1531218039"/>Proyectos<text:bookmark-end text:name="__RefHeading___Toc20463_1531218039"/></text:h>
      <text:h text:style-name="Heading_20_3" text:outline-level="3"><text:bookmark-start text:name="__RefHeading___Toc20475_1531218039"/><text:span text:style-name="T10">Proyecto Nº 1:</text:span><text:span text:style-name="T9"> </text:span><text:span text:style-name="T7">Diseño de una Red de Área Local</text:span><text:bookmark-end text:name="__RefHeading___Toc20475_1531218039"/></text:h>
      <text:h text:style-name="Heading_20_4" text:outline-level="4"><text:bookmark-start text:name="__RefHeading___Toc20477_1531218039"/>Descripción:<text:bookmark-end text:name="__RefHeading___Toc20477_1531218039"/></text:h>
      <text:p text:style-name="P15">En esta actividad el alumno puede realizar, partiendo de un supuesto caso de creación de empresa tipo PYME, un análisis del presupuesto inicial que la empresa puede gastar. Analizar bien la red que se requiere según las necesidades del empresario, elaborar un presupuesto lo mas ajustado posible para que la realización sea viable, teniendo en cuenta tanto el cableado estructurado empleado, como los requerimientos hardware y software necesarios, así como temporalización y costes de trabajo que el desarrollo del proyecto va a requerir. Con todo ello también ha de realizarse un diseño de la red mediante mapa de red, quedando perfectamente descritos todos y cada uno de los componentes implicados en la misma, exponiendo el tipo de topología usada, sistemas operativos, especificaciones hardware y software, de todos los elementos y usuarios que inicialmente van a hacer uso de la red. </text:p>
      <text:p text:style-name="P8"/>
      <text:h text:style-name="Heading_20_4" text:outline-level="4"><text:bookmark-start text:name="__RefHeading___Toc20479_1531218039"/>CONTENIDOS CONCEPTUALES<text:bookmark-end text:name="__RefHeading___Toc20479_1531218039"/></text:h>
      <text:p text:style-name="P15">En esta actividad se requieren los conceptos adquiridos en los módulos de primero de ciclo y en el módulo de Instalación y mantenimiento de servicios de Internet (IYN):</text:p>
      <text:p text:style-name="P15">- Cableado estructurado.</text:p>
      <text:p text:style-name="P15">- Topologías.</text:p>
      <text:p text:style-name="P15">- Mapas de red.</text:p>
      <text:p text:style-name="P15">- Componentes hardware de equipos y elementos contenidos en la red.</text:p>
      <text:p text:style-name="P15">- Configuraciones software y sistemas operativos.</text:p>
      <text:p text:style-name="P15">- Hardware en general y periféricos, tanto externos como internos.</text:p>
      <text:p text:style-name="P15">- Manejo de precios, comparación de material seleccionado.</text:p>
      <text:p text:style-name="P15">- Valoración presupuestal de la mano de obra en los trabajos.</text:p>
      <text:p text:style-name="P15"><text:soft-page-break/>- Tipo de servidores y ubicación que requiere dicho proyecto.</text:p>
      <text:p text:style-name="P8"/>
      <text:h text:style-name="Heading_20_4" text:outline-level="4"><text:bookmark-start text:name="__RefHeading___Toc20481_1531218039"/>CONTENIDOS PROCEDIMENTALES<text:bookmark-end text:name="__RefHeading___Toc20481_1531218039"/></text:h>
      <text:p text:style-name="P15">Análisis de los requerimientos del sistema.</text:p>
      <text:p text:style-name="P15">Creación de un presupuesto.</text:p>
      <text:p text:style-name="P15">Creación de un mapa de red.</text:p>
      <text:p text:style-name="P15">Análisis del mercado informático actual con precios vigentes.</text:p>
      <text:p text:style-name="P15">Montaje de sistemas operativos en puestos y servidores.</text:p>
      <text:p text:style-name="P15">Instalación final de la red.</text:p>
      <text:p text:style-name="P8"/>
      <text:h text:style-name="Heading_20_4" text:outline-level="4"><text:bookmark-start text:name="__RefHeading___Toc20483_1531218039"/>ACTIVIDADES DE ENSEÑANZA-APRENDIZAJE<text:bookmark-end text:name="__RefHeading___Toc20483_1531218039"/></text:h>
      <text:p text:style-name="P15">Análisis inicial del proyecto. Entrevistas con los usuarios iniciales. Presupuesto.</text:p>
      <text:p text:style-name="P15">Diseño de la red con herramientas software especificas.</text:p>
      <text:p text:style-name="P15">Implementación del diseño. </text:p>
      <text:p text:style-name="P15">Pruebas y mantenimiento.</text:p>
      <text:h text:style-name="Heading_20_4" text:outline-level="4"><text:bookmark-start text:name="__RefHeading___Toc20465_1531218039"/>Contenidos Actitudinales<text:bookmark-end text:name="__RefHeading___Toc20465_1531218039"/></text:h>
      <text:p text:style-name="Standard">Los contenidos actitudinales deben fomentar las actitudes personales y de relación con los demás que son deseables y necesarios para un buen profesional.</text:p>
      <text:p text:style-name="Standard">En este módulo profesional se fomentarán los siguientes contenidos actitudinales:</text:p>
      <text:list xml:id="list772909945" text:style-name="WW8Num17">
        <text:list-item>
          <text:p text:style-name="P34"><text:span text:style-name="T8">Aceptar la necesidad del autoaprendizaje constante y de la formación continua como instrumentos que facilitan la adaptación a las innovaciones tecnológicas y organizativas, la conservación del empleo y la reinserción profesional.</text:span></text:p>
        </text:list-item>
        <text:list-item>
          <text:p text:style-name="P31">Valorar el trabajo riguroso y bien hecho, al planificar, organizar y desarrollar las actividades propias, demostrando iniciativa, creatividad y sentido de la responsabilidad, manteniendo el interés durante todo el <text:soft-page-break/>proceso, y sintiendo satisfacción personal por los resultados conseguidos.</text:p>
        </text:list-item>
        <text:list-item>
          <text:p text:style-name="P31">Asumir el compromiso de mantener y cuidar las instalaciones y los equipos, y sacar el máximo provecho a los medios materiales utilizados en los procesos, evitando costes y desgastes innecesarios.</text:p>
        </text:list-item>
        <text:list-item>
          <text:p text:style-name="P31">Sensibilizarse ante los problemas de accesibilidad e integración que afectan a las personas que padecen algún tipo de minusvalía, como posibles profesionales o consumidores y usuarios en relación con el sector informático, actuando de forma solidaria y aportando soluciones prácticas.</text:p>
        </text:list-item>
        <text:list-item>
          <text:p text:style-name="P31">Comprender la necesidad de la existencia de especificaciones documentadas de los cambios realizados sobre el sistema informático.</text:p>
        </text:list-item>
      </text:list>
      <text:p text:style-name="P16"/>
      <text:h text:style-name="Heading_20_3" text:outline-level="3"><text:bookmark-start text:name="__RefHeading___Toc20485_1531218039"/>PROYECTO Nº2 <text:bookmark-end text:name="__RefHeading___Toc20485_1531218039"/></text:h>
      <text:p text:style-name="P16">CREACIÓN DE UN DISPOSITIVO DE EMISION WIRELESS.</text:p>
      <text:h text:style-name="Heading_20_4" text:outline-level="4"><text:bookmark-start text:name="__RefHeading___Toc20487_1531218039"/>CONTENIDOS CONCEPTUALES<text:bookmark-end text:name="__RefHeading___Toc20487_1531218039"/></text:h>
      <text:p text:style-name="P16">Repaso de las redes wifi.</text:p>
      <text:p text:style-name="P16">Controladores.</text:p>
      <text:p text:style-name="P16">Materiales de fabricación.</text:p>
      <text:p text:style-name="P16">Explicación de las tendencias actuales de comunicaciones.</text:p>
      <text:h text:style-name="Heading_20_4" text:outline-level="4"><text:bookmark-start text:name="__RefHeading___Toc20467_1531218039"/>Contenidos Actitudinales<text:bookmark-end text:name="__RefHeading___Toc20467_1531218039"/></text:h>
      <text:p text:style-name="Standard">Los contenidos actitudinales deben fomentar las actitudes personales y de relación con los demás que son deseables y necesarios para un buen profesional.</text:p>
      <text:p text:style-name="Standard">En este módulo profesional se fomentarán los siguientes contenidos actitudinales:</text:p>
      <text:list xml:id="list234533135891996" text:continue-numbering="true" text:style-name="WW8Num17">
        <text:list-item>
          <text:p text:style-name="P31">Aceptar la necesidad del autoaprendizaje constante y de la formación continua como instrumentos que facilitan la adaptación a las <text:soft-page-break/>innovaciones tecnológicas y organizativas, la conservación del empleo y la reinserción profesional.</text:p>
        </text:list-item>
        <text:list-item>
          <text:p text:style-name="P31">Valorar el trabajo riguroso y bien hecho, al planificar, organizar y desarrollar las actividades propias, demostrando iniciativa, creatividad y sentido de la responsabilidad, manteniendo el interés durante todo el proceso, y sintiendo satisfacción personal por los resultados conseguidos.</text:p>
        </text:list-item>
        <text:list-item>
          <text:p text:style-name="P31">Asumir el compromiso de mantener y cuidar las instalaciones y los equipos, y sacar el máximo provecho a los medios materiales utilizados en los procesos, evitando costes y desgastes innecesarios.</text:p>
        </text:list-item>
        <text:list-item>
          <text:p text:style-name="P31">Sensibilizarse ante los problemas de accesibilidad e integración que afectan a las personas que padecen algún tipo de minusvalía, como posibles profesionales o consumidores y usuarios en relación con el sector informático, actuando de forma solidaria y aportando soluciones prácticas.</text:p>
        </text:list-item>
        <text:list-item>
          <text:p text:style-name="P31">Comprender la necesidad de la existencia de especificaciones documentadas de los cambios realizados sobre el sistema informático.</text:p>
        </text:list-item>
      </text:list>
      <text:p text:style-name="P16"/>
      <text:h text:style-name="Heading_20_4" text:outline-level="4"><text:bookmark-start text:name="__RefHeading___Toc20489_1531218039"/>ACTIVIDADES DE ENSEÑANZA-APRENDIZAJE<text:bookmark-end text:name="__RefHeading___Toc20489_1531218039"/></text:h>
      <text:p text:style-name="P15">Análisis inicial del proyecto. Entrevistas con los usuarios iniciales. Presupuesto.</text:p>
      <text:p text:style-name="P15">Diseño de la red con herramientas software especificas.</text:p>
      <text:p text:style-name="P15">Implementación del diseño. </text:p>
      <text:p text:style-name="P15">Pruebas, mediciones y mantenimiento.</text:p>
      <text:p text:style-name="P19"/>
      <text:h text:style-name="Heading_20_2" text:outline-level="2"><text:bookmark-start text:name="__RefHeading___Toc20469_1531218039"/>Procedimientos de evaluación y criterios de calificación<text:bookmark-end text:name="__RefHeading___Toc20469_1531218039"/></text:h>
      <text:p text:style-name="Standard">Los resultados de la evaluación se obtendrán de la siguiente forma (calificación numérica):</text:p>
      <text:p text:style-name="P23"><text:span text:style-name="T11">Positiva</text:span>: igual o mayor que 5 puntos.</text:p>
      <text:p text:style-name="P23"><text:span text:style-name="T11">Negativa</text:span>: inferior a 5 puntos.</text:p>
      <text:p text:style-name="P16">Para el cálculo de la calificación se tendrá en cuenta la siguiente ponderación de contenidos:</text:p>
      <text:p text:style-name="P24"><text:span text:style-name="T11">Procedimentales</text:span><text:tab/><text:tab/><text:span text:style-name="T23">6</text:span>0%</text:p>
      <text:p text:style-name="P24"><text:span text:style-name="T11">Conceptuales</text:span><text:tab/><text:tab/>20%</text:p>
      <text:p text:style-name="P24"><text:span text:style-name="T11">Actitudinales</text:span><text:tab/><text:tab/><text:tab/><text:span text:style-name="T23">2</text:span>0%</text:p>
      <text:p text:style-name="Standard">Debemos tener en cuenta que para la superación de este módulo profesional, la nota debe ser igual o mayor a 5 (si no fuera así quedaría pendiente esa unidad).</text:p>
      <text:p text:style-name="Standard">Solo en caso de ser necesario y posible se podrán realizar recuperaciones individuales.</text:p>
      <text:p text:style-name="Standard"/>
      <text:h text:style-name="P26" text:outline-level="2"><text:bookmark-start text:name="__RefHeading___Toc20471_1531218039"/>Actividades de Refuerzo y Ampliación<text:bookmark-end text:name="__RefHeading___Toc20471_1531218039"/></text:h>
      <text:p text:style-name="Standard">Como se ha comentado en el apartado de metodología, se realizarán, en caso que fuera necesario, actividades de refuerzo y ampliación, cuyas características serán:</text:p>
      <text:list xml:id="list546512408" text:style-name="WW8Num18">
        <text:list-item>
          <text:p text:style-name="P32"><text:span text:style-name="T16">Actividades de refuerzo: </text:span><text:span text:style-name="T18">Serán las actividades dirigidas a la atención a la diversidad, para alumnos/as que presenten mayor dificultad de aprendizaje y que mediante la práctica de actividades puedan alcanzar los objetivos didácticos.</text:span><text:span text:style-name="T16"> </text:span></text:p>
        </text:list-item>
        <text:list-item>
          <text:p text:style-name="P32"><text:span text:style-name="T16">Actividades de ampliación:</text:span><text:span text:style-name="T18"> Para el alumnado que presente un mayor grado de asimilación de los contenidos.</text:span></text:p>
        </text:list-item>
      </text:list>
      <text:p text:style-name="P14"/>
      <text:h text:style-name="P26" text:outline-level="2"><text:bookmark-start text:name="__RefHeading___Toc20473_1531218039"/>Materiales y Recursos<text:bookmark-end text:name="__RefHeading___Toc20473_1531218039"/></text:h>
      <text:p text:style-name="P13">Desde el punto de vista práctico, el material didáctico de apoyo más idóneo para <text:span text:style-name="T19">imp</text:span>artir las clases será:</text:p>
      <text:list xml:id="list2922701998" text:style-name="WW8Num13">
        <text:list-item>
          <text:p text:style-name="P33"><text:span text:style-name="T15">Libros</text:span><text:span text:style-name="T17"> y </text:span><text:span text:style-name="T15">revistas</text:span><text:span text:style-name="T17"> especializadas. </text:span><text:span text:style-name="T15">Manuales</text:span><text:span text:style-name="T17">.</text:span></text:p>
        </text:list-item>
        <text:list-item>
          <text:p text:style-name="P36"><text:span text:style-name="T15">Vídeos</text:span><text:span text:style-name="T17"> y </text:span><text:span text:style-name="T15">diapositivas</text:span><text:span text:style-name="T17"> adquiridos o realizados para cada Unidad de Trabajo por los alumnos o el profesor: </text:span><text:span text:style-name="T8">Es imprescindible captar la atención del alumnado, a través de la diversidad metodológica, está diversidad metodológica se ve reforzada por la utilización de las nuevas tecnologías, que van a incidir de forma notable en el logro de una mayor eficacia y eficiencia en el aprendizaje del alumno. </text:span></text:p>
        </text:list-item>
        <text:list-item>
          <text:p text:style-name="P33"><text:span text:style-name="T15">Un cañón proyector</text:span><text:span text:style-name="T17">.</text:span></text:p>
        </text:list-item>
        <text:list-item>
          <text:p text:style-name="P33"><text:span text:style-name="T15">Ordenadores</text:span><text:span text:style-name="T17">: </text:span><text:span text:style-name="T8">Al menos un ordenador por alumno y un servidor con su impresora exclusivamente dedicado para experimentar distintas configuraciones y realizar actividades de administración dentro de este módulo</text:span></text:p>
        </text:list-item>
        <text:list-item>
          <text:p text:style-name="P33"><text:span text:style-name="T15">Software</text:span><text:span text:style-name="T17"> para el desarrollo de todas las actividades (preferentemente se utilizará software libre).</text:span></text:p>
        </text:list-item>
        <text:list-item>
          <text:p text:style-name="P33"><text:span text:style-name="T17">Conexión permanente a </text:span><text:span text:style-name="T15">Internet de alta velocidad</text:span><text:span text:style-name="T17">.</text:span></text:p>
        </text:list-item>
        <text:list-item>
          <text:p text:style-name="P33"><text:span text:style-name="T15">Pizarra</text:span><text:span text:style-name="T17">: </text:span><text:span text:style-name="T8">La pizarra, acompañada de una exposición correcta de la unidad didáctica, permite una adecuada visualización de los conceptos expuestos.</text:span></text:p>
        </text:list-item>
      </text:list>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tarSymbol" svg:font-family="StarSymbol,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Lista_20_con_20_viñetas1" style:display-name="Lista con viñetas1" style:family="paragraph" style:parent-style-name="Standard">
      <style:paragraph-properties fo:margin-top="0.106cm" fo:margin-bottom="0.106cm" loext:contextual-spacing="false" fo:line-height="100%"/>
      <style:text-properties style:font-name-complex="Arial" style:font-family-complex="Arial" style:font-family-generic-complex="swiss" style:font-pitch-complex="variable" style:font-style-complex="italic"/>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ntents_20_1" style:display-name="Contents 1" style:family="paragraph" style:parent-style-name="Standard" style:next-style-name="Standard"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fo:language="es" fo:country="ES"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s" fo:country="ES"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0" style:family="text">
      <style:text-properties style:font-name="StarSymbol" fo:font-family="StarSymbol, 'Arial Unicode MS'" style:font-name-complex="StarSymbol" style:font-family-complex="StarSymbol, 'Arial Unicode MS'"/>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0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0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0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2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618cm" fo:text-indent="-0.099cm" fo:margin-left="2.61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7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7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7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33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33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33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39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39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39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1z1" style:num-suffix="." text:bullet-char="o">
        <style:list-level-properties text:list-level-position-and-space-mode="label-alignment">
          <style:list-level-label-alignment text:label-followed-by="listtab" text:list-tab-stop-position="4.313cm" fo:text-indent="-0.635cm" fo:margin-left="4.313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043cm" fo:text-indent="-0.635cm" fo:margin-left="3.043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1.773cm" fo:text-indent="-0.635cm" fo:margin-left="1.773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0.503cm" fo:text-indent="-0.635cm" fo:margin-left="0.503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0.767cm" fo:text-indent="-0.635cm" fo:margin-left="0.767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3.307cm" fo:text-indent="-0.635cm" fo:margin-left="3.307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77cm" fo:text-indent="-0.635cm" fo:margin-left="4.5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13cm" fo:margin-left="-1.122cm" table:align="left" style:writing-mode="lr-tb"/>
    </style:style>
    <style:style style:name="Tabla2.A" style:family="table-column">
      <style:table-column-properties style:column-width="2.09cm"/>
    </style:style>
    <style:style style:name="Tabla2.B" style:family="table-column">
      <style:table-column-properties style:column-width="14.923cm"/>
    </style:style>
    <style:style style:name="Tabla2.1" style:family="table-row">
      <style:table-row-properties fo:keep-together="auto"/>
    </style:style>
    <style:style style:name="Tabla2.A1" style:family="table-cell">
      <style:table-cell-properties style:vertical-align="top" fo:padding="0.097cm" fo:border-left="1pt solid #000000" fo:border-right="none" fo:border-top="1pt solid #000000" fo:border-bottom="1pt solid #000000" style:writing-mode="lr-tb"/>
    </style:style>
    <style:style style:name="Tabla2.B1" style:family="table-cell">
      <style:table-cell-properties style:vertical-align="top" fo:padding="0.097cm" fo:border="1pt solid #000000" style:writing-mode="lr-tb"/>
    </style:style>
    <style:style style:name="Tabla11" style:family="table">
      <style:table-properties style:width="17.013cm" fo:margin-left="-1.122cm" table:align="left" style:writing-mode="lr-tb"/>
    </style:style>
    <style:style style:name="Tabla11.A" style:family="table-column">
      <style:table-column-properties style:column-width="2.09cm"/>
    </style:style>
    <style:style style:name="Tabla11.B" style:family="table-column">
      <style:table-column-properties style:column-width="14.923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Header">
      <style:paragraph-properties fo:text-align="end" style:justify-single-word="false"/>
      <style:text-properties fo:font-size="10pt" fo:font-style="italic" officeooo:paragraph-rsid="000504ee" style:font-size-asian="10pt" style:font-style-asian="italic" style:font-size-complex="10pt" style:font-style-complex="italic"/>
    </style:style>
    <style:style style:name="MP2" style:family="paragraph" style:parent-style-name="Table_20_Contents">
      <style:paragraph-properties style:snap-to-layout-grid="false"/>
      <style:text-properties officeooo:paragraph-rsid="000504ee"/>
    </style:style>
    <style:style style:name="MP3" style:family="paragraph" style:parent-style-name="Table_20_Contents">
      <style:paragraph-properties fo:line-height="100%" fo:text-align="center" style:justify-single-word="false" style:snap-to-layout-grid="false"/>
      <style:text-properties style:font-name="Arial" fo:font-size="10pt" fo:font-weight="bold" officeooo:paragraph-rsid="000504ee" style:font-size-asian="10pt" style:font-weight-asian="bold" style:font-name-complex="Arial" style:font-size-complex="10pt" style:font-weight-complex="bold"/>
    </style:style>
    <style:style style:name="MP4" style:family="paragraph" style:parent-style-name="Table_20_Contents">
      <style:paragraph-properties fo:line-height="100%" fo:text-align="center" style:justify-single-word="false"/>
      <style:text-properties officeooo:paragraph-rsid="000504ee"/>
    </style:style>
    <style:style style:name="MP5" style:family="paragraph" style:parent-style-name="Standard">
      <style:text-properties officeooo:paragraph-rsid="000504ee"/>
    </style:style>
    <style:style style:name="MP6" style:family="paragraph" style:parent-style-name="Header">
      <style:text-properties officeooo:paragraph-rsid="000504ee"/>
    </style:style>
    <style:style style:name="MP7" style:family="paragraph" style:parent-style-name="Footer">
      <style:paragraph-properties fo:margin-left="0cm" fo:margin-right="0.635cm" fo:text-indent="0cm" style:auto-text-indent="false"/>
      <style:text-properties fo:font-size="10pt" fo:font-style="italic" style:font-size-asian="10pt" style:font-style-asian="italic" style:font-size-complex="10pt" style:font-style-complex="italic"/>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officeooo:rsid="000504ee" style:font-size-asian="10pt" style:font-weight-asian="normal" style:font-name-complex="Arial" style:font-size-complex="10pt" style:font-weight-complex="normal"/>
    </style:style>
    <style:style style:name="MT4" style:family="text">
      <style:text-properties style:font-name="Arial" fo:font-size="10pt" officeooo:rsid="000504ee" style:font-size-asian="10pt" style:font-name-complex="Arial" style:font-size-complex="10pt"/>
    </style:style>
    <style:style style:name="MT5" style:family="text">
      <style:text-properties style:font-name="Arial" fo:font-size="10pt" officeooo:rsid="00091b13" style:font-size-asian="10pt" style:font-name-complex="Arial" style:font-size-complex="10pt"/>
    </style:style>
    <style:style style:name="MT6" style:family="text"/>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able:table table:name="Tabla2" table:style-name="Tabla2">
          <table:table-column table:style-name="Tabla2.A"/>
          <table:table-column table:style-name="Tabla2.B"/>
          <table:table-row table:style-name="Tabla2.1">
            <table:table-cell table:style-name="Tabla2.A1" office:value-type="string">
              <text:p text:style-name="MP2"><draw:frame draw:style-name="Mfr1" draw:name="Imagen2" text:anchor-type="as-char" svg:width="1.97cm" svg:height="1.653cm" draw:z-index="26"><draw:image xlink:href="Pictures/100000000000006F0000005DCEE19A6095799E92.png" xlink:type="simple" xlink:show="embed" xlink:actuate="onLoad" loext:mime-type="image/png"/></draw:frame></text:p>
            </table:table-cell>
            <table:table-cell table:style-name="Tabla2.B1" office:value-type="string">
              <text:p text:style-name="MP3">IES HARÍA. DEPARTAMENTO DE INFORMÁTICA</text:p>
              <text:p text:style-name="MP4"><text:span text:style-name="MT1">Ciclo formativo:</text:span><text:span text:style-name="MT2"> Sistemas Microinformáticos y Redes</text:span></text:p>
              <text:p text:style-name="MP4"><text:span text:style-name="MT1">Módulo: </text:span><text:span text:style-name="MT3">Integración</text:span><text:span text:style-name="MT2"> - </text:span><text:span text:style-name="MT4">ITG</text:span></text:p>
              <text:p text:style-name="MP4"><text:span text:style-name="MT1">Curso:</text:span><text:span text:style-name="MT2">201</text:span><text:span text:style-name="MT5">7</text:span><text:span text:style-name="MT2">-1</text:span><text:span text:style-name="MT5">8</text:span></text:p>
            </table:table-cell>
          </table:table-row>
        </table:table>
        <text:p text:style-name="MP5"/>
      </style:header>
      <style:header-first>
        <text:p text:style-name="MP6"/>
        <table:table table:name="Tabla11" table:style-name="Tabla11">
          <table:table-column table:style-name="Tabla11.A"/>
          <table:table-column table:style-name="Tabla11.B"/>
          <table:table-row table:style-name="Tabla11.1">
            <table:table-cell table:style-name="Tabla11.A1" office:value-type="string">
              <text:p text:style-name="MP2"><draw:frame draw:style-name="Mfr1" draw:name="Imagen1" text:anchor-type="as-char" svg:width="1.97cm" svg:height="1.653cm" draw:z-index="13"><draw:image xlink:href="Pictures/100000000000006F0000005DCEE19A6095799E92.png" xlink:type="simple" xlink:show="embed" xlink:actuate="onLoad" loext:mime-type="image/png"/></draw:frame></text:p>
            </table:table-cell>
            <table:table-cell table:style-name="Tabla11.B1" office:value-type="string">
              <text:p text:style-name="MP3">IES HARÍA. DEPARTAMENTO DE INFORMÁTICA</text:p>
              <text:p text:style-name="MP4"><text:span text:style-name="MT1">Ciclo formativo:</text:span><text:span text:style-name="MT2"> Sistemas Microinformáticos y Redes</text:span></text:p>
              <text:p text:style-name="MP4"><text:span text:style-name="MT1">Módulo: </text:span><text:span text:style-name="MT3">Integración</text:span><text:span text:style-name="MT2"> - </text:span><text:span text:style-name="MT4">ITG</text:span></text:p>
              <text:p text:style-name="MP4"><text:span text:style-name="MT1">Curso:</text:span><text:span text:style-name="MT2">201</text:span><text:span text:style-name="MT5">7</text:span><text:span text:style-name="MT2">-1</text:span><text:span text:style-name="MT5">8</text:span></text:p>
            </table:table-cell>
          </table:table-row>
        </table:table>
        <text:p text:style-name="MP5"/>
      </style:header-first>
      <style:footer>
        <text:p text:style-name="MP7"><draw:frame draw:style-name="Mfr2" draw:name="Marco1" text:anchor-type="paragraph" svg:y="0.002cm" draw:z-index="12"><draw:text-box fo:min-height="0.058cm" fo:min-width="0.041cm"><text:p text:style-name="Footer"><text:span text:style-name="Page_20_Number"><text:page-number text:select-page="current">14</text:page-number></text:span></text:p></draw:text-box></draw:frame></text:p>
        <text:p text:style-name="MP7"/>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DÁCIL</meta:initial-creator>
    <meta:creation-date>2013-10-14T13:01:00</meta:creation-date>
    <dc:date>2017-10-15T23:45:32.000268357</dc:date>
    <meta:editing-cycles>7</meta:editing-cycles>
    <meta:generator>LibreOffice/5.4.2.2$Linux_X86_64 LibreOffice_project/40m0$Build-2</meta:generator>
    <meta:editing-duration>PT12M47S</meta:editing-duration>
    <meta:document-statistic meta:table-count="3" meta:image-count="2" meta:object-count="0" meta:page-count="14" meta:paragraph-count="161" meta:word-count="2376" meta:character-count="16082" meta:non-whitespace-character-count="13866"/>
  </office:meta>
</office:document-meta>
</file>